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a33b"/>
    </style:style>
    <style:style style:name="P2" style:family="paragraph" style:parent-style-name="Standard">
      <style:text-properties officeooo:rsid="0009a33b" officeooo:paragraph-rsid="0009a33b"/>
    </style:style>
    <style:style style:name="P3" style:family="paragraph" style:parent-style-name="Standard">
      <style:text-properties officeooo:rsid="000b3103" officeooo:paragraph-rsid="000b3103"/>
    </style:style>
    <style:style style:name="P4" style:family="paragraph" style:parent-style-name="Standard">
      <style:text-properties officeooo:rsid="000c7477" officeooo:paragraph-rsid="000c7477"/>
    </style:style>
    <style:style style:name="T1" style:family="text">
      <style:text-properties officeooo:rsid="000b31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fonctions :</text:p>
      <text:p text:style-name="P1"/>
      <text:p text:style-name="P2">Une fonction, a plusieurs utilité :</text:p>
      <text:p text:style-name="P2"/>
      <text:p text:style-name="P2">elle permet aussi bien de stocker des information que d'en donner,</text:p>
      <text:p text:style-name="P2"/>
      <text:p text:style-name="P2">quand on choisi des variables on peut leur donner des noms mais qu'au pluriel.</text:p>
      <text:p text:style-name="P2"/>
      <text:p text:style-name="P2">Mais dans certaines conditions il est possible de modifier les paramètres.</text:p>
      <text:p text:style-name="P2"/>
      <text:p text:style-name="P2">Voir <text:span text:style-name="T1">cours sur le lien </text:span></text:p>
      <text:p text:style-name="P2"/>
      <text:p text:style-name="P2"/>
      <text:p text:style-name="P3">Objet :</text:p>
      <text:p text:style-name="P3"><text:s/></text:p>
      <text:p text:style-name="P4">Pas de caratère spéciaux mis a part le Underscore.</text:p>
      <text:p text:style-name="P4"/>
      <text:p text:style-name="P4">En valeur objet on peut manipuler d'autre type d'info en enregistrant toutes les donnée que l'on souhaite.</text:p>
      <text:p text:style-name="P4"/>
      <text:p text:style-name="P4">On peut avoir dans toutes les applications une liste ordonné de toute les informations.</text:p>
      <text:p text:style-name="P4"/>
      <text:p text:style-name="P4">Voir cours sur les Objet sur openclassro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05:15.950000000</meta:creation-date>
    <dc:date>2016-08-08T14:37:11.978000000</dc:date>
    <meta:editing-duration>PT3H31M19S</meta:editing-duration>
    <meta:editing-cycles>1</meta:editing-cycles>
    <meta:document-statistic meta:table-count="0" meta:image-count="0" meta:object-count="0" meta:page-count="1" meta:paragraph-count="12" meta:word-count="99" meta:character-count="584" meta:non-whitespace-character-count="494"/>
    <meta:generator>LibreOffice/5.0.0.5$Windows_x86 LibreOffice_project/1b1a90865e348b492231e1c451437d7a15bb262b</meta:generator>
  </office:meta>
</office:document-meta>
</file>